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71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2pt" style:language-asian="en" style:country-asian="US" style:language-complex="en" style:country-complex="US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ta_extref" style:family="table">
      <style:table-properties table:display="false"/>
    </style:style>
    <style:style style:name="T1" style:family="text">
      <style:text-properties fo:color="#000000" style:font-name="Helvetica" fo:language="en" fo:country="US" style:font-name-asian="Helvetica" style:font-size-asian="12pt" style:font-name-complex="Helvetica" style:font-size-complex="6.8000001907348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1015" table:default-cell-style-name="ce2"/>
        <table:table-row table:style-name="ro1">
          <table:table-cell table:style-name="ce1" office:value-type="string">
            <text:p>&amp;<text:span text:style-name="T1">P412476</text:span> = CULC 43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project: obta</text:p>
          </table:table-cell>
          <table:table-cell table:number-columns-repeated="1023"/>
        </table:table-row>
        <table:table-row table:style-name="ro3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2">
          <table:table-cell office:value-type="string">
            <text:p>#atf: use unicode</text:p>
          </table:table-cell>
          <table:table-cell table:number-columns-repeated="1023"/>
        </table:table-row>
        <table:table-row table:style-name="ro2">
          <table:table-cell office:value-type="string">
            <text:p>#atf: use legacy</text:p>
          </table:table-cell>
          <table:table-cell table:number-columns-repeated="1023"/>
        </table:table-row>
        <table:table-row table:style-name="ro2">
          <table:table-cell office:value-type="string">
            <text:p>#atf: use math</text:p>
          </table:table-cell>
          <table:table-cell table:number-columns-repeated="1023"/>
        </table:table-row>
        <table:table-row table:style-name="ro2">
          <table:table-cell office:value-type="string">
            <text:p>#atf: use mylin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@table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GU₄-HI.A</text:p>
          </table:table-cell>
          <table:table-cell office:value-type="string">
            <text:p>{še}&lt;MUR&gt;.GU₄</text:p>
          </table:table-cell>
          <table:table-cell office:value-type="string">
            <text:p>LA₂.I₃</text:p>
          </table:table-cell>
          <table:table-cell office:value-type="string">
            <text:p>DUH-HI.A</text:p>
          </table:table-cell>
          <table:table-cell office:value-type="string">
            <text:p>LA₂.I₃</text:p>
          </table:table-cell>
          <table:table-cell office:value-type="string">
            <text:p>IN.NU.DA</text:p>
          </table:table-cell>
          <table:table-cell office:value-type="string">
            <text:p>LÁ.Ì</text:p>
          </table:table-cell>
          <table:table-cell office:value-type="string">
            <text:p>MU-BI.IM</text:p>
          </table:table-cell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>
            <text:p>alpū[bull]N; </text:p>
          </table:table-cell>
          <table:table-cell office:value-type="string">
            <text:p>imrûm[fodder]N; </text:p>
          </table:table-cell>
          <table:table-cell office:value-type="string">
            <text:p>ribbatum[arrears]N; </text:p>
          </table:table-cell>
          <table:table-cell office:value-type="string">
            <text:p>tuhhū[bran]N; </text:p>
          </table:table-cell>
          <table:table-cell office:value-type="string">
            <text:p>ribbatum[arrears]N; </text:p>
          </table:table-cell>
          <table:table-cell office:value-type="string">
            <text:p>tibnum[straw]N; </text:p>
          </table:table-cell>
          <table:table-cell office:value-type="string">
            <text:p>ribbatum[arrears]N; </text:p>
          </table:table-cell>
          <table:table-cell office:value-type="string">
            <text:p>šumšu[name]N</text:p>
          </table:table-cell>
          <table:table-cell table:number-columns-repeated="1015"/>
        </table:table-row>
        <table:table-row table:style-name="ro2">
          <table:table-cell office:value-type="string">
            <text:p>$ single ruling</text:p>
          </table:table-cell>
          <table:table-cell table:number-columns-repeated="255"/>
          <table:table-cell table:style-name="Default" table:number-columns-repeated="768"/>
        </table:table-row>
        <table:table-row table:style-name="ro2">
          <table:table-cell office:value-type="string">
            <text:p>2.</text:p>
          </table:table-cell>
          <table:table-cell office:value-type="string">
            <text:p>1.15</text:p>
          </table:table-cell>
          <table:table-cell office:value-type="string">
            <text:p>3(BARIG) 2(BAN₂)</text:p>
          </table:table-cell>
          <table:table-cell/>
          <table:table-cell office:value-type="string">
            <text:p>1(AŠ) x</text:p>
          </table:table-cell>
          <table:table-cell office:value-type="string">
            <text:p>x</text:p>
          </table:table-cell>
          <table:table-cell office:value-type="string">
            <text:p>7(AŠ) &lt;GUR&gt; 1(BARIG) 2(BAN₂)</text:p>
          </table:table-cell>
          <table:table-cell/>
          <table:table-cell office:value-type="string">
            <text:p>u-bar-{d}UTU</text:p>
          </table:table-cell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n; </text:p>
          </table:table-cell>
          <table:table-cell/>
          <table:table-cell office:value-type="string">
            <text:p>n; u; </text:p>
          </table:table-cell>
          <table:table-cell office:value-type="string">
            <text:p>u; </text:p>
          </table:table-cell>
          <table:table-cell office:value-type="string">
            <text:p>n; kur[unit]N; n; n; </text:p>
          </table:table-cell>
          <table:table-cell/>
          <table:table-cell office:value-type="string">
            <text:p>Ubar-Šamaš[1]PN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.</text:p>
          </table:table-cell>
          <table:table-cell table:style-name="ce3" office:value-type="float" office:value="26">
            <text:p>26</text:p>
          </table:table-cell>
          <table:table-cell office:value-type="string">
            <text:p>1(BARIG)</text:p>
          </table:table-cell>
          <table:table-cell office:value-type="string">
            <text:p>[x] SÌLA</text:p>
          </table:table-cell>
          <table:table-cell table:number-columns-repeated="2" office:value-type="string">
            <text:p>[...]</text:p>
          </table:table-cell>
          <table:table-cell office:value-type="string">
            <text:p>2(AŠ) &lt;GUR&gt; 3(BARIG)</text:p>
          </table:table-cell>
          <table:table-cell/>
          <table:table-cell office:value-type="string">
            <text:p>{d}SUEN-i-din-nam</text:p>
          </table:table-cell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office:value-type="string">
            <text:p>n; </text:p>
          </table:table-cell>
          <table:table-cell office:value-type="string">
            <text:p>u; qā[unit]N; </text:p>
          </table:table-cell>
          <table:table-cell table:number-columns-repeated="2" office:value-type="string">
            <text:p>u; </text:p>
          </table:table-cell>
          <table:table-cell office:value-type="string">
            <text:p>n; kur[unit]N; n; </text:p>
          </table:table-cell>
          <table:table-cell/>
          <table:table-cell office:value-type="string">
            <text:p>Sin-iddinam[1]PN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4.</text:p>
          </table:table-cell>
          <table:table-cell table:style-name="ce3" office:value-type="float" office:value="27">
            <text:p>27</text:p>
          </table:table-cell>
          <table:table-cell office:value-type="string">
            <text:p>1(BARIG)</text:p>
          </table:table-cell>
          <table:table-cell office:value-type="string">
            <text:p>[x] SÌLA</text:p>
          </table:table-cell>
          <table:table-cell table:number-columns-repeated="2" office:value-type="string">
            <text:p>[...]</text:p>
          </table:table-cell>
          <table:table-cell office:value-type="string">
            <text:p>2(AŠ) &lt;GUR&gt; 3(BARIG) 3(BAN₂)</text:p>
          </table:table-cell>
          <table:table-cell/>
          <table:table-cell office:value-type="string">
            <text:p>{d}SUEN-SIPA</text:p>
          </table:table-cell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office:value-type="string">
            <text:p>n; </text:p>
          </table:table-cell>
          <table:table-cell office:value-type="string">
            <text:p>u; qā[unit]N; </text:p>
          </table:table-cell>
          <table:table-cell table:number-columns-repeated="2" office:value-type="string">
            <text:p>u; </text:p>
          </table:table-cell>
          <table:table-cell office:value-type="string">
            <text:p>n; kur[unit]N; n; n; </text:p>
          </table:table-cell>
          <table:table-cell/>
          <table:table-cell office:value-type="string">
            <text:p>Sin-reʾum[1]PN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5.</text:p>
          </table:table-cell>
          <table:table-cell table:style-name="ce3" office:value-type="float" office:value="25">
            <text:p>25</text:p>
          </table:table-cell>
          <table:table-cell office:value-type="string">
            <text:p>1(BARIG) 6 SILA₃!</text:p>
          </table:table-cell>
          <table:table-cell office:value-type="string">
            <text:p>3 &lt;SILA₃&gt;</text:p>
          </table:table-cell>
          <table:table-cell table:number-columns-repeated="3" office:value-type="string">
            <text:p>[...]</text:p>
          </table:table-cell>
          <table:table-cell office:value-type="string">
            <text:p>2(AŠ) &lt;GUR&gt; 3(BARIG) 3(BAN₂)</text:p>
          </table:table-cell>
          <table:table-cell office:value-type="string">
            <text:p>ia-ú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office:value-type="string">
            <text:p>n; n; qā[unit]N; </text:p>
          </table:table-cell>
          <table:table-cell office:value-type="string">
            <text:p>n; qā[unit]N; </text:p>
          </table:table-cell>
          <table:table-cell table:number-columns-repeated="3" office:value-type="string">
            <text:p>u; </text:p>
          </table:table-cell>
          <table:table-cell office:value-type="string">
            <text:p>n; kur[unit]N; n; n; </text:p>
          </table:table-cell>
          <table:table-cell office:value-type="string">
            <text:p>yāʾu[mine]PP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<text:s/>1 blank line</text:p>
          </table:table-cell>
          <table:table-cell table:style-name="ce3"/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7.</text:p>
          </table:table-cell>
          <table:table-cell office:value-type="string">
            <text:p>NÍG.Ú.RUM</text:p>
          </table:table-cell>
          <table:table-cell table:style-name="Default"/>
          <table:table-cell table:number-columns-repeated="5"/>
          <table:table-cell office:value-type="string">
            <text:p>{d}NANNA</text:p>
          </table:table-cell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>
            <text:p>namkūr[property]N; </text:p>
          </table:table-cell>
          <table:table-cell table:style-name="Default"/>
          <table:table-cell table:number-columns-repeated="5"/>
          <table:table-cell office:value-type="string">
            <text:p>Nanna[1]DN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8.</text:p>
          </table:table-cell>
          <table:table-cell office:value-type="string">
            <text:p>ŠA₃</text:p>
          </table:table-cell>
          <table:table-cell table:style-name="Default"/>
          <table:table-cell table:number-columns-repeated="5"/>
          <table:table-cell office:value-type="string">
            <text:p>URIM₂{ki!}-MA</text:p>
          </table:table-cell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>
            <text:p>qereb[centre]N;</text:p>
          </table:table-cell>
          <table:table-cell table:style-name="Default"/>
          <table:table-cell table:number-columns-repeated="5"/>
          <table:table-cell office:value-type="string">
            <text:p>+Ur[]SN$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1 line blank</text:p>
          </table:table-cell>
          <table:table-cell table:number-columns-repeated="1023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$ several blank lines</text:p>
          </table:table-cell>
          <table:table-cell table:number-columns-repeated="1023"/>
        </table:table-row>
        <table:table-row table:style-name="ro2">
          <table:table-cell office:value-type="string">
            <text:p>1. |</text:p>
          </table:table-cell>
          <table:table-cell office:value-type="string" table:number-columns-spanned="8" table:number-rows-spanned="1">
            <text:p>$ŠU# x x x $NE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8" table:number-rows-spanned="1">
            <text:p>u; u; u; u; u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 |</text:p>
          </table:table-cell>
          <table:table-cell office:value-type="string" table:number-columns-spanned="8" table:number-rows-spanned="1">
            <text:p>{iti}DU₆.KÙ KI-3 U₄ 21-KAM</text:p>
          </table:table-cell>
          <table:covered-table-cell/>
          <table:covered-table-cell table:style-name="Default"/>
          <table:covered-table-cell table:number-columns-repeated="5"/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8" table:number-rows-spanned="1">
            <text:p>Tašritum[1]MN; n; ūm[day]N; n</text:p>
          </table:table-cell>
          <table:covered-table-cell/>
          <table:covered-table-cell table:style-name="Default"/>
          <table:covered-table-cell table:number-columns-repeated="5"/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. |</text:p>
          </table:table-cell>
          <table:table-cell office:value-type="string" table:number-columns-spanned="8" table:number-rows-spanned="1">
            <text:p>%s mu ki-2</text:p>
          </table:table-cell>
          <table:covered-table-cell table:number-columns-repeated="7"/>
          <table:table-cell table:number-columns-repeated="1014"/>
          <table:table-cell table:style-name="Default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8" table:number-rows-spanned="1">
            <text:p>mu[year]; n</text:p>
          </table:table-cell>
          <table:covered-table-cell table:number-columns-repeated="7"/>
          <table:table-cell table:number-columns-repeated="1014"/>
          <table:table-cell table:style-name="Default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translation parallel en project</text:p>
          </table:table-cell>
          <table:table-cell table:number-columns-repeated="1022"/>
          <table:table-cell table:style-name="Default"/>
        </table:table-row>
        <table:table-row table:style-name="ro2">
          <table:table-cell office:value-type="string">
            <text:p>@obverse</text:p>
          </table:table-cell>
          <table:table-cell table:number-columns-repeated="1022"/>
          <table:table-cell table:style-name="Default"/>
        </table:table-row>
        <table:table-row table:style-name="ro2">
          <table:table-cell office:value-type="string">
            <text:p>1.</text:p>
          </table:table-cell>
          <table:table-cell office:value-type="string">
            <text:p>Bulls</text:p>
          </table:table-cell>
          <table:table-cell office:value-type="string">
            <text:p>Fodder</text:p>
          </table:table-cell>
          <table:table-cell office:value-type="string">
            <text:p>Arrears</text:p>
          </table:table-cell>
          <table:table-cell office:value-type="string">
            <text:p>Bran</text:p>
          </table:table-cell>
          <table:table-cell office:value-type="string">
            <text:p>Arrears</text:p>
          </table:table-cell>
          <table:table-cell office:value-type="string">
            <text:p>Straw</text:p>
          </table:table-cell>
          <table:table-cell office:value-type="string">
            <text:p>Arrears</text:p>
          </table:table-cell>
          <table:table-cell office:value-type="string">
            <text:p>Its name</text:p>
          </table:table-cell>
          <table:table-cell table:number-columns-repeated="1015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>
            <text:p>1 15</text:p>
          </table:table-cell>
          <table:table-cell office:value-type="string">
            <text:p>200 @sila</text:p>
          </table:table-cell>
          <table:table-cell/>
          <table:table-cell office:value-type="string">
            <text:p>1 ...</text:p>
          </table:table-cell>
          <table:table-cell office:value-type="string">
            <text:p>...</text:p>
          </table:table-cell>
          <table:table-cell office:value-type="string">
            <text:p>7 @gur 80 @sila</text:p>
          </table:table-cell>
          <table:table-cell/>
          <table:table-cell office:value-type="string">
            <text:p>Ubar-Šamaš</text:p>
          </table:table-cell>
          <table:table-cell table:number-columns-repeated="1015"/>
        </table:table-row>
        <table:table-row table:style-name="ro2">
          <table:table-cell office:value-type="string">
            <text:p>3.</text:p>
          </table:table-cell>
          <table:table-cell office:value-type="string">
            <text:p>26</text:p>
          </table:table-cell>
          <table:table-cell office:value-type="string">
            <text:p>60 @sila</text:p>
          </table:table-cell>
          <table:table-cell office:value-type="string">
            <text:p>[n] @sila</text:p>
          </table:table-cell>
          <table:table-cell table:number-columns-repeated="2" office:value-type="string">
            <text:p>[...]</text:p>
          </table:table-cell>
          <table:table-cell office:value-type="string">
            <text:p>2 @gur 180 @sila</text:p>
          </table:table-cell>
          <table:table-cell/>
          <table:table-cell office:value-type="string">
            <text:p>Sin-iddinam</text:p>
          </table:table-cell>
          <table:table-cell table:number-columns-repeated="1015"/>
        </table:table-row>
        <table:table-row table:style-name="ro2">
          <table:table-cell office:value-type="string">
            <text:p>4.</text:p>
          </table:table-cell>
          <table:table-cell office:value-type="string">
            <text:p>27</text:p>
          </table:table-cell>
          <table:table-cell office:value-type="string">
            <text:p>60 @sila</text:p>
          </table:table-cell>
          <table:table-cell office:value-type="string">
            <text:p>[n] @sila</text:p>
          </table:table-cell>
          <table:table-cell table:number-columns-repeated="2" office:value-type="string">
            <text:p>[...]</text:p>
          </table:table-cell>
          <table:table-cell office:value-type="string">
            <text:p>2 @gur 210 @sila</text:p>
          </table:table-cell>
          <table:table-cell/>
          <table:table-cell office:value-type="string">
            <text:p>Sin-reʾum</text:p>
          </table:table-cell>
          <table:table-cell table:number-columns-repeated="1015"/>
        </table:table-row>
        <table:table-row table:style-name="ro2">
          <table:table-cell office:value-type="string">
            <text:p>5.</text:p>
          </table:table-cell>
          <table:table-cell office:value-type="string">
            <text:p>25</text:p>
          </table:table-cell>
          <table:table-cell office:value-type="string">
            <text:p>66 @sila</text:p>
          </table:table-cell>
          <table:table-cell office:value-type="string">
            <text:p>3 @sila</text:p>
          </table:table-cell>
          <table:table-cell table:number-columns-repeated="3" office:value-type="string">
            <text:p>[...]</text:p>
          </table:table-cell>
          <table:table-cell office:value-type="string">
            <text:p>2 @gur 210 @sila</text:p>
          </table:table-cell>
          <table:table-cell office:value-type="string">
            <text:p>Mine</text:p>
          </table:table-cell>
          <table:table-cell table:number-columns-repeated="1015"/>
        </table:table-row>
        <table:table-row table:style-name="ro2">
          <table:table-cell office:value-type="string">
            <text:p>$ <text:s/>1 blank line</text:p>
          </table:table-cell>
          <table:table-cell table:number-columns-repeated="1023"/>
        </table:table-row>
        <table:table-row table:style-name="ro2">
          <table:table-cell office:value-type="string">
            <text:p>7.</text:p>
          </table:table-cell>
          <table:table-cell office:value-type="string" table:number-columns-spanned="8" table:number-rows-spanned="1">
            <text:p>Property of Nanna of Ur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8.</text:p>
          </table:table-cell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$ <text:s/>1 blank line</text:p>
          </table:table-cell>
          <table:table-cell table:number-columns-repeated="1023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$ several blank lines</text:p>
          </table:table-cell>
          <table:table-cell table:number-columns-repeated="1023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 table:number-columns-spanned="8" table:number-rows-spanned="1">
            <text:p>...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 table:number-columns-spanned="8" table:number-rows-spanned="1">
            <text:p>Tašritum (Month VI), third, day 21.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3.</text:p>
          </table:table-cell>
          <table:table-cell office:value-type="string" table:number-columns-spanned="8" table:number-rows-spanned="1">
            <text:p>Year: the second.</text:p>
          </table:table-cell>
          <table:covered-table-cell table:number-columns-repeated="7"/>
          <table:table-cell table:number-columns-repeated="1015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6">16/06/2012</text:date>, <text:time>21:4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7-20T10:13:47</meta:creation-date>
    <dc:date>2012-06-16T21:40:29</dc:date>
    <meta:editing-duration>PT00H49M22S</meta:editing-duration>
    <meta:editing-cycles>22</meta:editing-cycles>
    <meta:generator>NeoOffice/3.2.1$Unix OpenOffice.org_project/Patch 5</meta:generator>
    <dc:creator>Eleanor Robson</dc:creator>
    <meta:document-statistic meta:table-count="3" meta:cell-count="180" meta:object-count="0"/>
  </office:meta>
</office:document-meta>
</file>